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2761" officeooo:paragraph-rsid="0002276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éfaut:</text:p>
      <text:p text:style-name="P1"><text:span text:style-name="T1">Mauvais caractère</text:span></text:p>
      <text:p text:style-name="P1"><text:span text:style-name="T1">Rancunier (+ livre des rancunes)</text:span></text:p>
      <text:p text:style-name="P1"><text:span text:style-name="T1">Têtu</text:span></text:p>
      <text:p text:style-name="P1"><text:span text:style-name="T1">Téméraire</text:span></text:p>
      <text:p text:style-name="P1"><text:span text:style-name="T1">Rustre</text:span></text:p>
      <text:p text:style-name="P1"><text:span text:style-name="T1">Coquet</text:span></text:p>
      <text:p text:style-name="P1"><text:span text:style-name="T1">Analphabête</text:span></text:p>
      <text:p text:style-name="P1"><text:span text:style-name="T1">Soif de l'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5S</meta:editing-duration>
    <meta:editing-cycles>3</meta:editing-cycles>
    <meta:generator>LibreOffice/5.3.6.1$Windows_x86 LibreOffice_project/686f202eff87ef707079aeb7f485847613344eb7</meta:generator>
    <dc:date>2018-03-06T21:23:00.839000000</dc:date>
    <meta:document-statistic meta:table-count="0" meta:image-count="0" meta:object-count="0" meta:page-count="1" meta:paragraph-count="9" meta:word-count="16" meta:character-count="104" meta:non-whitespace-character-count="97"/>
    <meta:user-defined meta:name="Info 1"/>
    <meta:user-defined meta:name="Info 2"/>
    <meta:user-defined meta:name="Info 3"/>
    <meta:user-defined meta:name="Info 4"/>
  </office:meta>
</office:document-meta>
</file>